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3.168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3.75cm"/>
    </style:style>
    <style:style style:name="co9" style:family="table-column">
      <style:table-column-properties fo:break-before="auto" style:column-width="1.226cm"/>
    </style:style>
    <style:style style:name="co10" style:family="table-column">
      <style:table-column-properties fo:break-before="auto" style:column-width="1.252cm"/>
    </style:style>
    <style:style style:name="co11" style:family="table-column">
      <style:table-column-properties fo:break-before="auto" style:column-width="2.085cm"/>
    </style:style>
    <style:style style:name="co12" style:family="table-column">
      <style:table-column-properties fo:break-before="auto" style:column-width="3.057cm"/>
    </style:style>
    <style:style style:name="co13" style:family="table-column">
      <style:table-column-properties fo:break-before="auto" style:column-width="3.334cm"/>
    </style:style>
    <style:style style:name="co14" style:family="table-column">
      <style:table-column-properties fo:break-before="auto" style:column-width="3.584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e6e6e6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2" table:default-cell-style-name="ce6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3"/>
        <table:table-column table:style-name="co13" table:default-cell-style-name="ce6"/>
        <table:table-column table:style-name="co14" table:default-cell-style-name="ce6"/>
        <table:table-column table:style-name="co2" table:number-columns-repeated="2" table:default-cell-style-name="ce3"/>
        <table:table-column table:style-name="co2" table:default-cell-style-name="ce6"/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Fire Wait</text:p>
          </table:table-cell>
          <table:table-cell table:style-name="ce1" office:value-type="string">
            <text:p>Shots / Burst</text:p>
          </table:table-cell>
          <table:table-cell table:style-name="ce1" office:value-type="string">
            <text:p>Damage Factors</text:p>
          </table:table-cell>
          <table:table-cell table:style-name="ce1" table:number-columns-repeated="2"/>
          <table:table-cell table:style-name="ce1" office:value-type="string">
            <text:p>Damage Type</text:p>
          </table:table-cell>
          <table:table-cell table:style-name="ce1" office:value-type="string">
            <text:p>DPS (base)</text:p>
          </table:table-cell>
          <table:table-cell table:style-name="ce1" table:number-columns-repeated="3"/>
          <table:table-cell table:style-name="ce1" office:value-type="string">
            <text:p>Energy per shot</text:p>
          </table:table-cell>
          <table:table-cell table:style-name="ce1" office:value-type="string">
            <text:p>Damage / energy</text:p>
          </table:table-cell>
          <table:table-cell table:style-name="ce1" office:value-type="string">
            <text:p>Energy per second</text:p>
          </table:table-cell>
          <table:table-cell table:style-name="ce1" office:value-type="string">
            <text:p>Velocity</text:p>
          </table:table-cell>
          <table:table-cell table:style-name="ce1" office:value-type="string">
            <text:p>Lifetime</text:p>
          </table:table-cell>
          <table:table-cell table:style-name="ce1" office:value-type="string">
            <text:p>Range</text:p>
          </table:table-cell>
        </table:table-row>
        <table:table-row table:style-name="ro1">
          <table:table-cell table:style-name="ce1" table:number-columns-repeated="4"/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ce1"/>
          <table:table-cell table:style-name="ce5" office:value-type="string">
            <text:p>base</text:p>
          </table:table-cell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ce1" table:number-columns-repeated="3"/>
          <table:table-cell table:style-name="Default" table:number-columns-repeated="3"/>
        </table:table-row>
        <table:table-row table:style-name="ro1">
          <table:table-cell table:style-name="ce2" office:value-type="string">
            <text:p>Shivan Light Laser</text:p>
          </table:table-cell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3]*(1/[.C3])*[.D3]" office:value-type="float" office:value="26.6666666666667">
            <text:p>26,67</text:p>
          </table:table-cell>
          <table:table-cell table:formula="of:=[.I3]*[.E3]" office:value-type="float" office:value="26.6666666666667">
            <text:p>26,67</text:p>
          </table:table-cell>
          <table:table-cell table:formula="of:=[.I3]*[.F3]" office:value-type="float" office:value="26.6666666666667">
            <text:p>26,67</text:p>
          </table:table-cell>
          <table:table-cell table:formula="of:=[.I3]*[.G3]" office:value-type="float" office:value="26.6666666666667">
            <text:p>26,67</text:p>
          </table:table-cell>
          <table:table-cell office:value-type="float" office:value="0.3">
            <text:p>0,3</text:p>
          </table:table-cell>
          <table:table-cell table:formula="of:=[.B3]/[.M3]" office:value-type="float" office:value="26.6666666666667">
            <text:p>26,67</text:p>
          </table:table-cell>
          <table:table-cell table:formula="of:=[.M3]*(1/[.C3])*[.D3]"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P3]*[.Q3]" office:value-type="float" office:value="900">
            <text:p>900</text:p>
          </table:table-cell>
        </table:table-row>
        <table:table-row table:style-name="ro1">
          <table:table-cell table:style-name="ce2" office:value-type="string">
            <text:p>Shivan Heavy Laser</text:p>
          </table:table-cell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4]*(1/[.C4])*[.D4]" office:value-type="float" office:value="30">
            <text:p>30</text:p>
          </table:table-cell>
          <table:table-cell table:formula="of:=[.I4]*[.E4]" office:value-type="float" office:value="30">
            <text:p>30</text:p>
          </table:table-cell>
          <table:table-cell table:formula="of:=[.I4]*[.F4]" office:value-type="float" office:value="30">
            <text:p>30</text:p>
          </table:table-cell>
          <table:table-cell table:formula="of:=[.I4]*[.G4]" office:value-type="float" office:value="30">
            <text:p>30</text:p>
          </table:table-cell>
          <table:table-cell office:value-type="float" office:value="0.4">
            <text:p>0,4</text:p>
          </table:table-cell>
          <table:table-cell table:formula="of:=[.B4]/[.M4]" office:value-type="float" office:value="37.5">
            <text:p>37,5</text:p>
          </table:table-cell>
          <table:table-cell table:formula="of:=[.M4]*(1/[.C4])*[.D4]" office:value-type="float" office:value="0.8">
            <text:p>0,8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table:formula="of:=[.P4]*[.Q4]" office:value-type="float" office:value="950">
            <text:p>950</text:p>
          </table:table-cell>
        </table:table-row>
        <table:table-row table:style-name="ro1">
          <table:table-cell table:style-name="ce2" office:value-type="string">
            <text:p>Shivan Mega Laser</text:p>
          </table:table-cell>
          <table:table-cell office:value-type="float" office:value="30">
            <text:p>30</text:p>
          </table:table-cell>
          <table:table-cell office:value-type="float" office:value="0.75">
            <text:p>0,7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5]*(1/[.C5])*[.D5]" office:value-type="float" office:value="40">
            <text:p>40</text:p>
          </table:table-cell>
          <table:table-cell table:formula="of:=[.I5]*[.E5]" office:value-type="float" office:value="40">
            <text:p>40</text:p>
          </table:table-cell>
          <table:table-cell table:formula="of:=[.I5]*[.F5]" office:value-type="float" office:value="40">
            <text:p>40</text:p>
          </table:table-cell>
          <table:table-cell table:formula="of:=[.I5]*[.G5]" office:value-type="float" office:value="40">
            <text:p>40</text:p>
          </table:table-cell>
          <table:table-cell office:value-type="float" office:value="0.9">
            <text:p>0,9</text:p>
          </table:table-cell>
          <table:table-cell table:formula="of:=[.B5]/[.M5]" office:value-type="float" office:value="33.3333333333333">
            <text:p>33,33</text:p>
          </table:table-cell>
          <table:table-cell table:formula="of:=[.M5]*(1/[.C5])*[.D5]" office:value-type="float" office:value="1.2">
            <text:p>1,2</text:p>
          </table:table-cell>
          <table:table-cell office:value-type="float" office:value="400">
            <text:p>400</text:p>
          </table:table-cell>
          <table:table-cell office:value-type="float" office:value="1.5">
            <text:p>1,5</text:p>
          </table:table-cell>
          <table:table-cell table:formula="of:=[.P5]*[.Q5]" office:value-type="float" office:value="600">
            <text:p>600</text:p>
          </table:table-cell>
        </table:table-row>
        <table:table-row table:style-name="ro1">
          <table:table-cell office:value-type="string">
            <text:p>Shivan Light Laser Up</text:p>
          </table:table-cell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6]*(1/[.C6])*[.D6]" office:value-type="float" office:value="50">
            <text:p>50</text:p>
          </table:table-cell>
          <table:table-cell table:formula="of:=[.I6]*[.E6]" office:value-type="float" office:value="50">
            <text:p>50</text:p>
          </table:table-cell>
          <table:table-cell table:formula="of:=[.I6]*[.F6]" office:value-type="float" office:value="50">
            <text:p>50</text:p>
          </table:table-cell>
          <table:table-cell table:formula="of:=[.I6]*[.G6]" office:value-type="float" office:value="50">
            <text:p>50</text:p>
          </table:table-cell>
          <table:table-cell office:value-type="float" office:value="0.3">
            <text:p>0,3</text:p>
          </table:table-cell>
          <table:table-cell table:formula="of:=[.B6]/[.M6]" office:value-type="float" office:value="50">
            <text:p>50</text:p>
          </table:table-cell>
          <table:table-cell table:formula="of:=[.M6]*(1/[.C6])*[.D6]"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table:formula="of:=[.P6]*[.Q6]" office:value-type="float" office:value="950">
            <text:p>950</text:p>
          </table:table-cell>
        </table:table-row>
        <table:table-row table:style-name="ro1">
          <table:table-cell office:value-type="string">
            <text:p>Shivan Heavy Laser Up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7]*(1/[.C7])*[.D7]" office:value-type="float" office:value="85.7142857142857">
            <text:p>85,71</text:p>
          </table:table-cell>
          <table:table-cell table:formula="of:=[.I7]*[.E7]" office:value-type="float" office:value="85.7142857142857">
            <text:p>85,71</text:p>
          </table:table-cell>
          <table:table-cell table:formula="of:=[.I7]*[.F7]" office:value-type="float" office:value="85.7142857142857">
            <text:p>85,71</text:p>
          </table:table-cell>
          <table:table-cell table:formula="of:=[.I7]*[.G7]" office:value-type="float" office:value="85.7142857142857">
            <text:p>85,71</text:p>
          </table:table-cell>
          <table:table-cell office:value-type="float" office:value="0.4">
            <text:p>0,4</text:p>
          </table:table-cell>
          <table:table-cell table:formula="of:=[.B7]/[.M7]" office:value-type="float" office:value="75">
            <text:p>75</text:p>
          </table:table-cell>
          <table:table-cell table:formula="of:=[.M7]*(1/[.C7])*[.D7]" office:value-type="float" office:value="1.14285714285714">
            <text:p>1,14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formula="of:=[.P7]*[.Q7]" office:value-type="float" office:value="1000">
            <text:p>1000</text:p>
          </table:table-cell>
        </table:table-row>
        <table:table-row table:style-name="ro1">
          <table:table-cell office:value-type="string">
            <text:p>Shivan Anticap Laser</text:p>
          </table:table-cell>
          <table:table-cell office:value-type="float" office:value="75">
            <text:p>75</text:p>
          </table:table-cell>
          <table:table-cell office:value-type="float" office:value="0.65">
            <text:p>0,6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8]*(1/[.C8])*[.D8]" office:value-type="float" office:value="115.384615384615">
            <text:p>115,38</text:p>
          </table:table-cell>
          <table:table-cell table:formula="of:=[.I8]*[.E8]" office:value-type="float" office:value="115.384615384615">
            <text:p>115,38</text:p>
          </table:table-cell>
          <table:table-cell table:formula="of:=[.I8]*[.F8]" office:value-type="float" office:value="46.1538461538462">
            <text:p>46,15</text:p>
          </table:table-cell>
          <table:table-cell table:formula="of:=[.I8]*[.G8]" office:value-type="float" office:value="115.384615384615">
            <text:p>115,38</text:p>
          </table:table-cell>
          <table:table-cell office:value-type="float" office:value="1.6">
            <text:p>1,6</text:p>
          </table:table-cell>
          <table:table-cell table:formula="of:=[.B8]/[.M8]" office:value-type="float" office:value="46.875">
            <text:p>46,88</text:p>
          </table:table-cell>
          <table:table-cell table:formula="of:=[.M8]*(1/[.C8])*[.D8]" office:value-type="float" office:value="2.46153846153846">
            <text:p>2,46</text:p>
          </table:table-cell>
          <table:table-cell office:value-type="float" office:value="450">
            <text:p>450</text:p>
          </table:table-cell>
          <table:table-cell office:value-type="float" office:value="2.9">
            <text:p>2,9</text:p>
          </table:table-cell>
          <table:table-cell table:formula="of:=[.P8]*[.Q8]" office:value-type="float" office:value="1305">
            <text:p>1305</text:p>
          </table:table-cell>
        </table:table-row>
        <table:table-row table:style-name="ro1">
          <table:table-cell office:value-type="string">
            <text:p>Shivan Heavy Anticap Laser</text:p>
          </table:table-cell>
          <table:table-cell office:value-type="float" office:value="145">
            <text:p>145</text:p>
          </table:table-cell>
          <table:table-cell office:value-type="float" office:value="0.8">
            <text:p>0,8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35">
            <text:p>0,35</text:p>
          </table:table-cell>
          <table:table-cell office:value-type="string">
            <text:p>Shivan Huge Weapon</text:p>
          </table:table-cell>
          <table:table-cell table:formula="of:=[.B9]*(1/[.C9])*[.D9]" office:value-type="float" office:value="181.25">
            <text:p>181,25</text:p>
          </table:table-cell>
          <table:table-cell table:formula="of:=[.I9]*[.E9]" office:value-type="float" office:value="181.25">
            <text:p>181,25</text:p>
          </table:table-cell>
          <table:table-cell table:formula="of:=[.I9]*[.F9]" office:value-type="float" office:value="18.125">
            <text:p>18,13</text:p>
          </table:table-cell>
          <table:table-cell table:formula="of:=[.I9]*[.G9]" office:value-type="float" office:value="63.4375">
            <text:p>63,44</text:p>
          </table:table-cell>
          <table:table-cell office:value-type="float" office:value="2.4">
            <text:p>2,4</text:p>
          </table:table-cell>
          <table:table-cell table:formula="of:=[.B9]/[.M9]" office:value-type="float" office:value="60.4166666666667">
            <text:p>60,42</text:p>
          </table:table-cell>
          <table:table-cell table:formula="of:=[.M9]*(1/[.C9])*[.D9]" office:value-type="float" office:value="3">
            <text:p>3</text:p>
          </table:table-cell>
          <table:table-cell office:value-type="float" office:value="420">
            <text:p>420</text:p>
          </table:table-cell>
          <table:table-cell office:value-type="float" office:value="3.5">
            <text:p>3,5</text:p>
          </table:table-cell>
          <table:table-cell table:formula="of:=[.P9]*[.Q9]" office:value-type="float" office:value="1470">
            <text:p>1470</text:p>
          </table:table-cell>
        </table:table-row>
        <table:table-row table:style-name="ro1">
          <table:table-cell office:value-type="string">
            <text:p>Shivan Scatter Gun</text:p>
          </table:table-cell>
          <table:table-cell office:value-type="float" office:value="20">
            <text:p>20</text:p>
          </table:table-cell>
          <table:table-cell office:value-type="float" office:value="0.12">
            <text:p>0,1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0]*(1/[.C10])*[.D10]" office:value-type="float" office:value="500">
            <text:p>500</text:p>
          </table:table-cell>
          <table:table-cell table:formula="of:=[.I10]*[.E10]" office:value-type="float" office:value="500">
            <text:p>500</text:p>
          </table:table-cell>
          <table:table-cell table:formula="of:=[.I10]*[.F10]" office:value-type="float" office:value="500">
            <text:p>500</text:p>
          </table:table-cell>
          <table:table-cell table:formula="of:=[.I10]*[.G10]" office:value-type="float" office:value="500">
            <text:p>500</text:p>
          </table:table-cell>
          <table:table-cell office:value-type="float" office:value="0.35">
            <text:p>0,35</text:p>
          </table:table-cell>
          <table:table-cell table:formula="of:=[.B10]/[.M10]" office:value-type="float" office:value="57.1428571428571">
            <text:p>57,14</text:p>
          </table:table-cell>
          <table:table-cell table:formula="of:=[.M10]*(1/[.C10])*[.D10]" office:value-type="float" office:value="8.75">
            <text:p>8,75</text:p>
          </table:table-cell>
          <table:table-cell office:value-type="float" office:value="550">
            <text:p>550</text:p>
          </table:table-cell>
          <table:table-cell office:value-type="float" office:value="1.8">
            <text:p>1,8</text:p>
          </table:table-cell>
          <table:table-cell table:formula="of:=[.P10]*[.Q10]" office:value-type="float" office:value="990">
            <text:p>990</text:p>
          </table:table-cell>
        </table:table-row>
        <table:table-row table:style-name="ro1">
          <table:table-cell office:value-type="string">
            <text:p>Shivan Light Scatter Gun</text:p>
          </table:table-cell>
          <table:table-cell office:value-type="float" office:value="15">
            <text:p>15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1]*(1/[.C11])*[.D11]" office:value-type="float" office:value="85.7142857142857">
            <text:p>85,71</text:p>
          </table:table-cell>
          <table:table-cell table:formula="of:=[.I11]*[.E11]" office:value-type="float" office:value="85.7142857142857">
            <text:p>85,71</text:p>
          </table:table-cell>
          <table:table-cell table:formula="of:=[.I11]*[.F11]" office:value-type="float" office:value="85.7142857142857">
            <text:p>85,71</text:p>
          </table:table-cell>
          <table:table-cell table:formula="of:=[.I11]*[.G11]" office:value-type="float" office:value="85.7142857142857">
            <text:p>85,71</text:p>
          </table:table-cell>
          <table:table-cell office:value-type="float" office:value="0.3">
            <text:p>0,3</text:p>
          </table:table-cell>
          <table:table-cell table:formula="of:=[.B11]/[.M11]" office:value-type="float" office:value="50">
            <text:p>50</text:p>
          </table:table-cell>
          <table:table-cell table:formula="of:=[.M11]*(1/[.C11])*[.D11]" office:value-type="float" office:value="1.71428571428571">
            <text:p>1,71</text:p>
          </table:table-cell>
          <table:table-cell office:value-type="float" office:value="570">
            <text:p>570</text:p>
          </table:table-cell>
          <table:table-cell office:value-type="float" office:value="1.4">
            <text:p>1,4</text:p>
          </table:table-cell>
          <table:table-cell table:formula="of:=[.P11]*[.Q11]" office:value-type="float" office:value="798">
            <text:p>798</text:p>
          </table:table-cell>
        </table:table-row>
        <table:table-row table:style-name="ro1">
          <table:table-cell office:value-type="string">
            <text:p>Shivan Sniper Gun</text:p>
          </table:table-cell>
          <table:table-cell office:value-type="float" office:value="150">
            <text:p>150</text:p>
          </table:table-cell>
          <table:table-cell office:value-type="float" office:value="2.5">
            <text:p>2,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75">
            <text:p>0,75</text:p>
          </table:table-cell>
          <table:table-cell office:value-type="string">
            <text:p>Shivan Weapon</text:p>
          </table:table-cell>
          <table:table-cell table:formula="of:=[.B12]*(1/[.C12])*[.D12]" office:value-type="float" office:value="60">
            <text:p>60</text:p>
          </table:table-cell>
          <table:table-cell table:formula="of:=[.I12]*[.E12]" office:value-type="float" office:value="60">
            <text:p>60</text:p>
          </table:table-cell>
          <table:table-cell table:formula="of:=[.I12]*[.F12]" office:value-type="float" office:value="12">
            <text:p>12</text:p>
          </table:table-cell>
          <table:table-cell table:formula="of:=[.I12]*[.G12]" office:value-type="float" office:value="45">
            <text:p>45</text:p>
          </table:table-cell>
          <table:table-cell office:value-type="float" office:value="3.2">
            <text:p>3,2</text:p>
          </table:table-cell>
          <table:table-cell table:formula="of:=[.B12]/[.M12]" office:value-type="float" office:value="46.875">
            <text:p>46,88</text:p>
          </table:table-cell>
          <table:table-cell table:formula="of:=[.M12]*(1/[.C12])*[.D12]" office:value-type="float" office:value="1.28">
            <text:p>1,2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table:formula="of:=[.P12]*[.Q12]" office:value-type="float" office:value="2400">
            <text:p>2400</text:p>
          </table:table-cell>
        </table:table-row>
        <table:table-row table:style-name="ro1">
          <table:table-cell office:value-type="string">
            <text:p>Shivan Large Cannon</text:p>
          </table:table-cell>
          <table:table-cell office:value-type="float" office:value="800">
            <text:p>800</text:p>
          </table:table-cell>
          <table:table-cell office:value-type="float" office:value="6.5">
            <text:p>6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string">
            <text:p>Shivan Huge Weapon</text:p>
          </table:table-cell>
          <table:table-cell table:formula="of:=[.B13]*(1/[.C13])*[.D13]" office:value-type="float" office:value="369.230769230769">
            <text:p>369,23</text:p>
          </table:table-cell>
          <table:table-cell table:formula="of:=[.I13]*[.E13]" office:value-type="float" office:value="369.230769230769">
            <text:p>369,23</text:p>
          </table:table-cell>
          <table:table-cell table:formula="of:=[.I13]*[.F13]" office:value-type="float" office:value="36.9230769230769">
            <text:p>36,92</text:p>
          </table:table-cell>
          <table:table-cell table:formula="of:=[.I13]*[.G13]" office:value-type="float" office:value="73.8461538461539">
            <text:p>73,85</text:p>
          </table:table-cell>
          <table:table-cell office:value-type="float" office:value="8">
            <text:p>8</text:p>
          </table:table-cell>
          <table:table-cell table:formula="of:=[.B13]/[.M13]" office:value-type="float" office:value="100">
            <text:p>100</text:p>
          </table:table-cell>
          <table:table-cell table:formula="of:=[.M13]*(1/[.C13])*[.D13]" office:value-type="float" office:value="3.69230769230769">
            <text:p>3,69</text:p>
          </table:table-cell>
          <table:table-cell office:value-type="float" office:value="800">
            <text:p>800</text:p>
          </table:table-cell>
          <table:table-cell office:value-type="float" office:value="5.2">
            <text:p>5,2</text:p>
          </table:table-cell>
          <table:table-cell table:formula="of:=[.P13]*[.Q13]" office:value-type="float" office:value="4160">
            <text:p>4160</text:p>
          </table:table-cell>
        </table:table-row>
        <table:table-row table:style-name="ro1">
          <table:table-cell office:value-type="string">
            <text:p>Shivan Flak Weapon</text:p>
          </table:table-cell>
          <table:table-cell office:value-type="float" office:value="15">
            <text:p>15</text:p>
          </table:table-cell>
          <table:table-cell office:value-type="float" office:value="0.35">
            <text:p>0,3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Shivan Weapon</text:p>
          </table:table-cell>
          <table:table-cell table:formula="of:=[.B14]*(1/[.C14])*[.D14]" office:value-type="float" office:value="128.571428571429">
            <text:p>128,57</text:p>
          </table:table-cell>
          <table:table-cell table:formula="of:=[.I14]*[.E14]" office:value-type="float" office:value="128.571428571429">
            <text:p>128,57</text:p>
          </table:table-cell>
          <table:table-cell table:formula="of:=[.I14]*[.F14]" office:value-type="float" office:value="128.571428571429">
            <text:p>128,57</text:p>
          </table:table-cell>
          <table:table-cell table:formula="of:=[.I14]*[.G14]" office:value-type="float" office:value="25.7142857142857">
            <text:p>25,71</text:p>
          </table:table-cell>
          <table:table-cell office:value-type="float" office:value="0.4">
            <text:p>0,4</text:p>
          </table:table-cell>
          <table:table-cell table:formula="of:=[.B14]/[.M14]" office:value-type="float" office:value="37.5">
            <text:p>37,5</text:p>
          </table:table-cell>
          <table:table-cell table:formula="of:=[.M14]*(1/[.C14])*[.D14]" office:value-type="float" office:value="3.42857142857143">
            <text:p>3,43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table:formula="of:=[.P14]*[.Q14]" office:value-type="float" office:value="750">
            <text:p>75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hivan Turret Laser</text:p>
          </table:table-cell>
          <table:table-cell office:value-type="float" office:value="60">
            <text:p>60</text:p>
          </table:table-cell>
          <table:table-cell office:value-type="float" office:value="1.2">
            <text:p>1,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6]*(1/[.C16])*[.D16]" office:value-type="float" office:value="50">
            <text:p>50</text:p>
          </table:table-cell>
          <table:table-cell table:formula="of:=[.I16]*[.E16]" office:value-type="float" office:value="50">
            <text:p>50</text:p>
          </table:table-cell>
          <table:table-cell table:formula="of:=[.I16]*[.F16]" office:value-type="float" office:value="50">
            <text:p>50</text:p>
          </table:table-cell>
          <table:table-cell table:formula="of:=[.I16]*[.G16]" office:value-type="float" office:value="50">
            <text:p>50</text:p>
          </table:table-cell>
          <table:table-cell office:value-type="string">
            <text:p>N/A</text:p>
          </table:table-cell>
          <table:table-cell table:formula="of:=[.B16]/[.M16]" office:value-type="float" office:value="0">
            <text:p>#VALEUR !</text:p>
          </table:table-cell>
          <table:table-cell table:formula="of:=[.M16]*(1/[.C16])*[.D16]" office:value-type="float" office:value="0">
            <text:p>#VALEUR !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table:formula="of:=[.P16]*[.Q16]" office:value-type="float" office:value="1250">
            <text:p>1250</text:p>
          </table:table-cell>
        </table:table-row>
        <table:table-row table:style-name="ro1">
          <table:table-cell office:value-type="string">
            <text:p>Shivan Turret Laser Up</text:p>
          </table:table-cell>
          <table:table-cell office:value-type="float" office:value="95">
            <text:p>95</text:p>
          </table:table-cell>
          <table:table-cell office:value-type="float" office:value="0.7">
            <text:p>0,7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7]*(1/[.C17])*[.D17]" office:value-type="float" office:value="135.714285714286">
            <text:p>135,71</text:p>
          </table:table-cell>
          <table:table-cell table:formula="of:=[.I17]*[.E17]" office:value-type="float" office:value="135.714285714286">
            <text:p>135,71</text:p>
          </table:table-cell>
          <table:table-cell table:formula="of:=[.I17]*[.F17]" office:value-type="float" office:value="135.714285714286">
            <text:p>135,71</text:p>
          </table:table-cell>
          <table:table-cell table:formula="of:=[.I17]*[.G17]" office:value-type="float" office:value="135.714285714286">
            <text:p>135,71</text:p>
          </table:table-cell>
          <table:table-cell office:value-type="string">
            <text:p>N/A</text:p>
          </table:table-cell>
          <table:table-cell table:formula="of:=[.B17]/[.M17]" office:value-type="float" office:value="0">
            <text:p>#VALEUR !</text:p>
          </table:table-cell>
          <table:table-cell table:formula="of:=[.M17]*(1/[.C17])*[.D17]" office:value-type="float" office:value="0">
            <text:p>#VALEUR !</text:p>
          </table:table-cell>
          <table:table-cell office:value-type="float" office:value="300">
            <text:p>300</text:p>
          </table:table-cell>
          <table:table-cell office:value-type="float" office:value="5.5">
            <text:p>5,5</text:p>
          </table:table-cell>
          <table:table-cell table:formula="of:=[.P17]*[.Q17]" office:value-type="float" office:value="1650">
            <text:p>1650</text:p>
          </table:table-cell>
        </table:table-row>
        <table:table-row table:style-name="ro1">
          <table:table-cell office:value-type="string">
            <text:p>Shivan Multi Turret</text:p>
          </table:table-cell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8]*(1/[.C18])*[.D18]" office:value-type="float" office:value="214.285714285714">
            <text:p>214,29</text:p>
          </table:table-cell>
          <table:table-cell table:formula="of:=[.I18]*[.E18]" office:value-type="float" office:value="214.285714285714">
            <text:p>214,29</text:p>
          </table:table-cell>
          <table:table-cell table:formula="of:=[.I18]*[.F18]" office:value-type="float" office:value="214.285714285714">
            <text:p>214,29</text:p>
          </table:table-cell>
          <table:table-cell table:formula="of:=[.I18]*[.G18]" office:value-type="float" office:value="214.285714285714">
            <text:p>214,29</text:p>
          </table:table-cell>
          <table:table-cell office:value-type="string">
            <text:p>N/A</text:p>
          </table:table-cell>
          <table:table-cell table:formula="of:=[.B18]/[.M18]" office:value-type="float" office:value="0">
            <text:p>#VALEUR !</text:p>
          </table:table-cell>
          <table:table-cell table:formula="of:=[.M18]*(1/[.C18])*[.D18]" office:value-type="float" office:value="0">
            <text:p>#VALEUR !</text:p>
          </table:table-cell>
          <table:table-cell office:value-type="float" office:value="520">
            <text:p>520</text:p>
          </table:table-cell>
          <table:table-cell office:value-type="float" office:value="3">
            <text:p>3</text:p>
          </table:table-cell>
          <table:table-cell table:formula="of:=[.P18]*[.Q18]" office:value-type="float" office:value="1560">
            <text:p>1560</text:p>
          </table:table-cell>
        </table:table-row>
        <table:table-row table:style-name="ro1">
          <table:table-cell office:value-type="string">
            <text:p>Shivan Multi Turret Up</text:p>
          </table:table-cell>
          <table:table-cell office:value-type="float" office:value="48">
            <text:p>48</text:p>
          </table:table-cell>
          <table:table-cell office:value-type="float" office:value="0.4">
            <text:p>0,4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9]*(1/[.C19])*[.D19]" office:value-type="float" office:value="600">
            <text:p>600</text:p>
          </table:table-cell>
          <table:table-cell table:formula="of:=[.I19]*[.E19]" office:value-type="float" office:value="600">
            <text:p>600</text:p>
          </table:table-cell>
          <table:table-cell table:formula="of:=[.I19]*[.F19]" office:value-type="float" office:value="600">
            <text:p>600</text:p>
          </table:table-cell>
          <table:table-cell table:formula="of:=[.I19]*[.G19]" office:value-type="float" office:value="600">
            <text:p>600</text:p>
          </table:table-cell>
          <table:table-cell office:value-type="string">
            <text:p>N/A</text:p>
          </table:table-cell>
          <table:table-cell table:formula="of:=[.B19]/[.M19]" office:value-type="float" office:value="0">
            <text:p>#VALEUR !</text:p>
          </table:table-cell>
          <table:table-cell table:formula="of:=[.M19]*(1/[.C19])*[.D19]" office:value-type="float" office:value="0">
            <text:p>#VALEUR !</text:p>
          </table:table-cell>
          <table:table-cell office:value-type="float" office:value="624">
            <text:p>624</text:p>
          </table:table-cell>
          <table:table-cell office:value-type="float" office:value="3.3">
            <text:p>3,3</text:p>
          </table:table-cell>
          <table:table-cell table:formula="of:=[.P19]*[.Q19]" office:value-type="float" office:value="2059.2">
            <text:p>2059,2</text:p>
          </table:table-cell>
        </table:table-row>
        <table:table-row table:style-name="ro1">
          <table:table-cell table:style-name="ce2" office:value-type="string">
            <text:p>Shivan Megafunk Turret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hivan Huge Weapon</text:p>
          </table:table-cell>
          <table:table-cell table:formula="of:=[.B20]*(1/[.C20])*[.D20]" office:value-type="float" office:value="43.3333333333333">
            <text:p>43,33</text:p>
          </table:table-cell>
          <table:table-cell table:formula="of:=[.I20]*[.E20]" office:value-type="float" office:value="65">
            <text:p>65</text:p>
          </table:table-cell>
          <table:table-cell table:formula="of:=[.I20]*[.F20]" office:value-type="float" office:value="10.8333333333333">
            <text:p>10,83</text:p>
          </table:table-cell>
          <table:table-cell table:formula="of:=[.I20]*[.G20]" office:value-type="float" office:value="43.3333333333333">
            <text:p>43,33</text:p>
          </table:table-cell>
          <table:table-cell office:value-type="string">
            <text:p>N/A</text:p>
          </table:table-cell>
          <table:table-cell table:formula="of:=[.B20]/[.M20]" office:value-type="float" office:value="0">
            <text:p>#VALEUR !</text:p>
          </table:table-cell>
          <table:table-cell table:formula="of:=[.M20]*(1/[.C20])*[.D20]" office:value-type="float" office:value="0">
            <text:p>#VALEUR !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table:formula="of:=[.P20]*[.Q20]" office:value-type="float" office:value="1440">
            <text:p>144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ubach HL-7</text:p>
          </table:table-cell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7">
            <text:p>0,7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22]*(1/[.C22])*[.D22]" office:value-type="float" office:value="75">
            <text:p>75</text:p>
          </table:table-cell>
          <table:table-cell table:formula="of:=[.I22]*[.E22]" office:value-type="float" office:value="67.5">
            <text:p>67,5</text:p>
          </table:table-cell>
          <table:table-cell table:formula="of:=[.I22]*[.F22]" office:value-type="float" office:value="52.5">
            <text:p>52,5</text:p>
          </table:table-cell>
          <table:table-cell table:formula="of:=[.I22]*[.G22]" office:value-type="float" office:value="22.5">
            <text:p>22,5</text:p>
          </table:table-cell>
          <table:table-cell office:value-type="float" office:value="0.2">
            <text:p>0,2</text:p>
          </table:table-cell>
          <table:table-cell table:formula="of:=[.B22]/[.M22]" office:value-type="float" office:value="75">
            <text:p>75</text:p>
          </table:table-cell>
          <table:table-cell table:formula="of:=[.M22]*(1/[.C22])*[.D22]"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P22]*[.Q22]" office:value-type="float" office:value="900">
            <text:p>900</text:p>
          </table:table-cell>
        </table:table-row>
        <table:table-row table:style-name="ro1">
          <table:table-cell table:style-name="ce2" office:value-type="string">
            <text:p>Mekhu HL-7</text:p>
          </table:table-cell>
          <table:table-cell office:value-type="float" office:value="12">
            <text:p>12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23]*(1/[.C23])*[.D23]" office:value-type="float" office:value="80">
            <text:p>80</text:p>
          </table:table-cell>
          <table:table-cell table:formula="of:=[.I23]*[.E23]" office:value-type="float" office:value="72">
            <text:p>72</text:p>
          </table:table-cell>
          <table:table-cell table:formula="of:=[.I23]*[.F23]" office:value-type="float" office:value="64">
            <text:p>64</text:p>
          </table:table-cell>
          <table:table-cell table:formula="of:=[.I23]*[.G23]" office:value-type="float" office:value="24">
            <text:p>24</text:p>
          </table:table-cell>
          <table:table-cell office:value-type="float" office:value="0.2">
            <text:p>0,2</text:p>
          </table:table-cell>
          <table:table-cell table:formula="of:=[.B23]/[.M23]" office:value-type="float" office:value="60">
            <text:p>60</text:p>
          </table:table-cell>
          <table:table-cell table:formula="of:=[.M23]*(1/[.C23])*[.D23]" office:value-type="float" office:value="1.33333333333333">
            <text:p>1,33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table:formula="of:=[.P23]*[.Q23]" office:value-type="float" office:value="970">
            <text:p>970</text:p>
          </table:table-cell>
        </table:table-row>
        <table:table-row table:style-name="ro1">
          <table:table-cell table:style-name="ce2" office:value-type="string">
            <text:p>Akheton SDG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4]*(1/[.C24])*[.D24]" office:value-type="float" office:value="85.7142857142857">
            <text:p>85,71</text:p>
          </table:table-cell>
          <table:table-cell table:formula="of:=[.I24]*[.E24]" office:value-type="float" office:value="0">
            <text:p>0</text:p>
          </table:table-cell>
          <table:table-cell table:formula="of:=[.I24]*[.F24]" office:value-type="float" office:value="42.8571428571429">
            <text:p>42,86</text:p>
          </table:table-cell>
          <table:table-cell table:formula="of:=[.I24]*[.G24]" office:value-type="float" office:value="85.7142857142857">
            <text:p>85,71</text:p>
          </table:table-cell>
          <table:table-cell office:value-type="float" office:value="1.6">
            <text:p>1,6</text:p>
          </table:table-cell>
          <table:table-cell table:formula="of:=[.B24]/[.M24]" office:value-type="float" office:value="18.75">
            <text:p>18,75</text:p>
          </table:table-cell>
          <table:table-cell table:formula="of:=[.M24]*(1/[.C24])*[.D24]" office:value-type="float" office:value="4.57142857142857">
            <text:p>4,57</text:p>
          </table:table-cell>
          <table:table-cell office:value-type="float" office:value="500">
            <text:p>500</text:p>
          </table:table-cell>
          <table:table-cell office:value-type="float" office:value="1.5">
            <text:p>1,5</text:p>
          </table:table-cell>
          <table:table-cell table:formula="of:=[.P24]*[.Q24]" office:value-type="float" office:value="750">
            <text:p>750</text:p>
          </table:table-cell>
        </table:table-row>
        <table:table-row table:style-name="ro1">
          <table:table-cell table:style-name="ce2" office:value-type="string">
            <text:p>Morning Star</text:p>
          </table:table-cell>
          <table:table-cell office:value-type="float" office:value="7">
            <text:p>7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25]*(1/[.C25])*[.D25]" office:value-type="float" office:value="46.6666666666667">
            <text:p>46,67</text:p>
          </table:table-cell>
          <table:table-cell table:formula="of:=[.I25]*[.E25]" office:value-type="float" office:value="23.3333333333333">
            <text:p>23,33</text:p>
          </table:table-cell>
          <table:table-cell table:formula="of:=[.I25]*[.F25]" office:value-type="float" office:value="60.6666666666667">
            <text:p>60,67</text:p>
          </table:table-cell>
          <table:table-cell table:formula="of:=[.I25]*[.G25]" office:value-type="float" office:value="9.33333333333333">
            <text:p>9,33</text:p>
          </table:table-cell>
          <table:table-cell office:value-type="float" office:value="0.8">
            <text:p>0,8</text:p>
          </table:table-cell>
          <table:table-cell table:formula="of:=[.B25]/[.M25]" office:value-type="float" office:value="8.75">
            <text:p>8,75</text:p>
          </table:table-cell>
          <table:table-cell table:formula="of:=[.M25]*(1/[.C25])*[.D25]" office:value-type="float" office:value="5.33333333333333">
            <text:p>5,33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P25]*[.Q25]" office:value-type="float" office:value="2000">
            <text:p>2000</text:p>
          </table:table-cell>
        </table:table-row>
        <table:table-row table:style-name="ro1">
          <table:table-cell table:style-name="ce2" office:value-type="string">
            <text:p>Prometheus R</text:p>
          </table:table-cell>
          <table:table-cell office:value-type="float" office:value="18">
            <text:p>18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0.8">
            <text:p>0,8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6]*(1/[.C26])*[.D26]" office:value-type="float" office:value="40">
            <text:p>40</text:p>
          </table:table-cell>
          <table:table-cell table:formula="of:=[.I26]*[.E26]" office:value-type="float" office:value="44">
            <text:p>44</text:p>
          </table:table-cell>
          <table:table-cell table:formula="of:=[.I26]*[.F26]" office:value-type="float" office:value="32">
            <text:p>32</text:p>
          </table:table-cell>
          <table:table-cell table:formula="of:=[.I26]*[.G26]" office:value-type="float" office:value="14">
            <text:p>14</text:p>
          </table:table-cell>
          <table:table-cell office:value-type="float" office:value="0.6">
            <text:p>0,6</text:p>
          </table:table-cell>
          <table:table-cell table:formula="of:=[.B26]/[.M26]" office:value-type="float" office:value="30">
            <text:p>30</text:p>
          </table:table-cell>
          <table:table-cell table:formula="of:=[.M26]*(1/[.C26])*[.D26]" office:value-type="float" office:value="1.33333333333333">
            <text:p>1,33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P26]*[.Q26]" office:value-type="float" office:value="900">
            <text:p>900</text:p>
          </table:table-cell>
        </table:table-row>
        <table:table-row table:style-name="ro1">
          <table:table-cell table:style-name="ce2" office:value-type="string">
            <text:p>Prometheus S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7]*(1/[.C27])*[.D27]" office:value-type="float" office:value="85.7142857142857">
            <text:p>85,71</text:p>
          </table:table-cell>
          <table:table-cell table:formula="of:=[.I27]*[.E27]" office:value-type="float" office:value="77.1428571428571">
            <text:p>77,14</text:p>
          </table:table-cell>
          <table:table-cell table:formula="of:=[.I27]*[.F27]" office:value-type="float" office:value="85.7142857142857">
            <text:p>85,71</text:p>
          </table:table-cell>
          <table:table-cell table:formula="of:=[.I27]*[.G27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27]/[.M27]" office:value-type="float" office:value="30">
            <text:p>30</text:p>
          </table:table-cell>
          <table:table-cell table:formula="of:=[.M27]*(1/[.C27])*[.D27]" office:value-type="float" office:value="2.85714285714286">
            <text:p>2,86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table:formula="of:=[.P27]*[.Q27]" office:value-type="float" office:value="1500">
            <text:p>1500</text:p>
          </table:table-cell>
        </table:table-row>
        <table:table-row table:style-name="ro1">
          <table:table-cell table:style-name="ce2" office:value-type="string">
            <text:p>Maxim</text:p>
          </table:table-cell>
          <table:table-cell office:value-type="float" office:value="20">
            <text:p>20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8]*(1/[.C28])*[.D28]" office:value-type="float" office:value="133.333333333333">
            <text:p>133,33</text:p>
          </table:table-cell>
          <table:table-cell table:formula="of:=[.I28]*[.E28]" office:value-type="float" office:value="173.333333333333">
            <text:p>173,33</text:p>
          </table:table-cell>
          <table:table-cell table:formula="of:=[.I28]*[.F28]" office:value-type="float" office:value="26.6666666666667">
            <text:p>26,67</text:p>
          </table:table-cell>
          <table:table-cell table:formula="of:=[.I28]*[.G28]" office:value-type="float" office:value="133.333333333333">
            <text:p>133,33</text:p>
          </table:table-cell>
          <table:table-cell office:value-type="float" office:value="1">
            <text:p>1</text:p>
          </table:table-cell>
          <table:table-cell table:formula="of:=[.B28]/[.M28]" office:value-type="float" office:value="20">
            <text:p>20</text:p>
          </table:table-cell>
          <table:table-cell table:formula="of:=[.M28]*(1/[.C28])*[.D28]" office:value-type="float" office:value="6.66666666666667">
            <text:p>6,67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table:formula="of:=[.P28]*[.Q28]" office:value-type="float" office:value="3600">
            <text:p>3600</text:p>
          </table:table-cell>
        </table:table-row>
        <table:table-row table:style-name="ro1">
          <table:table-cell table:style-name="ce2" office:value-type="string">
            <text:p>UD-8 Kayser</text:p>
          </table:table-cell>
          <table:table-cell office:value-type="float" office:value="28">
            <text:p>28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9]*(1/[.C29])*[.D29]" office:value-type="float" office:value="112">
            <text:p>112</text:p>
          </table:table-cell>
          <table:table-cell table:formula="of:=[.I29]*[.E29]" office:value-type="float" office:value="112">
            <text:p>112</text:p>
          </table:table-cell>
          <table:table-cell table:formula="of:=[.I29]*[.F29]" office:value-type="float" office:value="100.8">
            <text:p>100,8</text:p>
          </table:table-cell>
          <table:table-cell table:formula="of:=[.I29]*[.G29]" office:value-type="float" office:value="39.2">
            <text:p>39,2</text:p>
          </table:table-cell>
          <table:table-cell office:value-type="float" office:value="1.2">
            <text:p>1,2</text:p>
          </table:table-cell>
          <table:table-cell table:formula="of:=[.B29]/[.M29]" office:value-type="float" office:value="23.3333333333333">
            <text:p>23,33</text:p>
          </table:table-cell>
          <table:table-cell table:formula="of:=[.M29]*(1/[.C29])*[.D29]" office:value-type="float" office:value="4.8">
            <text:p>4,8</text:p>
          </table:table-cell>
          <table:table-cell office:value-type="float" office:value="650">
            <text:p>650</text:p>
          </table:table-cell>
          <table:table-cell office:value-type="float" office:value="1.5">
            <text:p>1,5</text:p>
          </table:table-cell>
          <table:table-cell table:formula="of:=[.P29]*[.Q29]" office:value-type="float" office:value="975">
            <text:p>975</text:p>
          </table:table-cell>
        </table:table-row>
        <table:table-row table:style-name="ro1">
          <table:table-cell table:style-name="ce2" office:value-type="string">
            <text:p>Circe</text:p>
          </table:table-cell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rmal Weapon</text:p>
          </table:table-cell>
          <table:table-cell table:formula="of:=[.B30]*(1/[.C30])*[.D30]" office:value-type="float" office:value="112.5">
            <text:p>112,5</text:p>
          </table:table-cell>
          <table:table-cell table:formula="of:=[.I30]*[.E30]" office:value-type="float" office:value="0">
            <text:p>0</text:p>
          </table:table-cell>
          <table:table-cell table:formula="of:=[.I30]*[.F30]" office:value-type="float" office:value="112.5">
            <text:p>112,5</text:p>
          </table:table-cell>
          <table:table-cell table:formula="of:=[.I30]*[.G30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0]/[.M30]" office:value-type="float" office:value="45">
            <text:p>45</text:p>
          </table:table-cell>
          <table:table-cell table:formula="of:=[.M30]*(1/[.C30])*[.D30]" office:value-type="float" office:value="2.5">
            <text:p>2,5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table:formula="of:=[.P30]*[.Q30]" office:value-type="float" office:value="1350">
            <text:p>1350</text:p>
          </table:table-cell>
        </table:table-row>
        <table:table-row table:style-name="ro1">
          <table:table-cell table:style-name="ce2" office:value-type="string">
            <text:p>Lamprey</text:p>
          </table:table-cell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rmal Weapon</text:p>
          </table:table-cell>
          <table:table-cell table:formula="of:=[.B31]*(1/[.C31])*[.D31]" office:value-type="float" office:value="46.6666666666667">
            <text:p>46,67</text:p>
          </table:table-cell>
          <table:table-cell table:formula="of:=[.I31]*[.E31]" office:value-type="float" office:value="4.66666666666667">
            <text:p>4,67</text:p>
          </table:table-cell>
          <table:table-cell table:formula="of:=[.I31]*[.F31]" office:value-type="float" office:value="46.6666666666667">
            <text:p>46,67</text:p>
          </table:table-cell>
          <table:table-cell table:formula="of:=[.I31]*[.G31]" office:value-type="float" office:value="0">
            <text:p>0</text:p>
          </table:table-cell>
          <table:table-cell office:value-type="float" office:value="1.2">
            <text:p>1,2</text:p>
          </table:table-cell>
          <table:table-cell table:formula="of:=[.B31]/[.M31]" office:value-type="float" office:value="11.6666666666667">
            <text:p>11,67</text:p>
          </table:table-cell>
          <table:table-cell table:formula="of:=[.M31]*(1/[.C31])*[.D31]" office:value-type="float" office:value="4">
            <text:p>4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P31]*[.Q31]" office:value-type="float" office:value="900">
            <text:p>900</text:p>
          </table:table-cell>
        </table:table-row>
        <table:table-row table:style-name="ro1">
          <table:table-cell office:value-type="string">
            <text:p>UD-6</text:p>
          </table:table-cell>
          <table:table-cell office:value-type="float" office:value="20">
            <text:p>20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6">
            <text:p>0,6</text:p>
          </table:table-cell>
          <table:table-cell office:value-type="string">
            <text:p>Normal Weapon</text:p>
          </table:table-cell>
          <table:table-cell table:formula="of:=[.B32]*(1/[.C32])*[.D32]" office:value-type="float" office:value="71.4285714285714">
            <text:p>71,43</text:p>
          </table:table-cell>
          <table:table-cell table:formula="of:=[.I32]*[.E32]" office:value-type="float" office:value="71.4285714285714">
            <text:p>71,43</text:p>
          </table:table-cell>
          <table:table-cell table:formula="of:=[.I32]*[.F32]" office:value-type="float" office:value="64.2857142857143">
            <text:p>64,29</text:p>
          </table:table-cell>
          <table:table-cell table:formula="of:=[.I32]*[.G32]" office:value-type="float" office:value="42.8571428571429">
            <text:p>42,86</text:p>
          </table:table-cell>
          <table:table-cell office:value-type="float" office:value="0.8">
            <text:p>0,8</text:p>
          </table:table-cell>
          <table:table-cell table:formula="of:=[.B32]/[.M32]" office:value-type="float" office:value="25">
            <text:p>25</text:p>
          </table:table-cell>
          <table:table-cell table:formula="of:=[.M32]*(1/[.C32])*[.D32]" office:value-type="float" office:value="2.85714285714286">
            <text:p>2,86</text:p>
          </table:table-cell>
          <table:table-cell office:value-type="float" office:value="550">
            <text:p>550</text:p>
          </table:table-cell>
          <table:table-cell office:value-type="float" office:value="2">
            <text:p>2</text:p>
          </table:table-cell>
          <table:table-cell table:formula="of:=[.P32]*[.Q32]" office:value-type="float" office:value="1100">
            <text:p>1100</text:p>
          </table:table-cell>
        </table:table-row>
        <table:table-row table:style-name="ro1">
          <table:table-cell office:value-type="string">
            <text:p>Fire Spitter</text:p>
          </table:table-cell>
          <table:table-cell office:value-type="float" office:value="25">
            <text:p>2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33]*(1/[.C33])*[.D33]" office:value-type="float" office:value="100">
            <text:p>100</text:p>
          </table:table-cell>
          <table:table-cell table:formula="of:=[.I33]*[.E33]" office:value-type="float" office:value="100">
            <text:p>100</text:p>
          </table:table-cell>
          <table:table-cell table:formula="of:=[.I33]*[.F33]" office:value-type="float" office:value="200">
            <text:p>200</text:p>
          </table:table-cell>
          <table:table-cell table:formula="of:=[.I33]*[.G33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33]/[.M33]" office:value-type="float" office:value="0">
            <text:p>#DIV/0 !</text:p>
          </table:table-cell>
          <table:table-cell table:formula="of:=[.M33]*(1/[.C33])*[.D33]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P33]*[.Q33]" office:value-type="float" office:value="1050">
            <text:p>1050</text:p>
          </table:table-cell>
        </table:table-row>
        <table:table-row table:style-name="ro1">
          <table:table-cell office:value-type="string">
            <text:p>Hell Spitter</text:p>
          </table:table-cell>
          <table:table-cell office:value-type="float" office:value="8">
            <text:p>8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,05</text:p>
          </table:table-cell>
          <table:table-cell office:value-type="float" office:value="0.2">
            <text:p>0,2</text:p>
          </table:table-cell>
          <table:table-cell office:value-type="string">
            <text:p>Huge Weapon</text:p>
          </table:table-cell>
          <table:table-cell table:formula="of:=[.B34]*(1/[.C34])*[.D34]" office:value-type="float" office:value="800">
            <text:p>800</text:p>
          </table:table-cell>
          <table:table-cell table:formula="of:=[.I34]*[.E34]" office:value-type="float" office:value="800">
            <text:p>800</text:p>
          </table:table-cell>
          <table:table-cell table:formula="of:=[.I34]*[.F34]" office:value-type="float" office:value="40">
            <text:p>40</text:p>
          </table:table-cell>
          <table:table-cell table:formula="of:=[.I34]*[.G34]" office:value-type="float" office:value="160">
            <text:p>160</text:p>
          </table:table-cell>
          <table:table-cell office:value-type="float" office:value="0.09">
            <text:p>0,09</text:p>
          </table:table-cell>
          <table:table-cell table:formula="of:=[.B34]/[.M34]" office:value-type="float" office:value="88.8888888888889">
            <text:p>88,89</text:p>
          </table:table-cell>
          <table:table-cell table:formula="of:=[.M34]*(1/[.C34])*[.D34]" office:value-type="float" office:value="9">
            <text:p>9</text:p>
          </table:table-cell>
          <table:table-cell office:value-type="float" office:value="2600">
            <text:p>2600</text:p>
          </table:table-cell>
          <table:table-cell office:value-type="float" office:value="0.2">
            <text:p>0,2</text:p>
          </table:table-cell>
          <table:table-cell table:formula="of:=[.P34]*[.Q34]" office:value-type="float" office:value="520">
            <text:p>520</text:p>
          </table:table-cell>
        </table:table-row>
        <table:table-row table:style-name="ro1">
          <table:table-cell office:value-type="string">
            <text:p>Hayg Mas</text:p>
          </table:table-cell>
          <table:table-cell office:value-type="float" office:value="28">
            <text:p>28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string">
            <text:p>Normal Weapon</text:p>
          </table:table-cell>
          <table:table-cell table:formula="of:=[.B35]*(1/[.C35])*[.D35]" office:value-type="float" office:value="80">
            <text:p>80</text:p>
          </table:table-cell>
          <table:table-cell table:formula="of:=[.I35]*[.E35]" office:value-type="float" office:value="28">
            <text:p>28</text:p>
          </table:table-cell>
          <table:table-cell table:formula="of:=[.I35]*[.F35]" office:value-type="float" office:value="80">
            <text:p>80</text:p>
          </table:table-cell>
          <table:table-cell table:formula="of:=[.I35]*[.G35]" office:value-type="float" office:value="64">
            <text:p>64</text:p>
          </table:table-cell>
          <table:table-cell office:value-type="float" office:value="0.7">
            <text:p>0,7</text:p>
          </table:table-cell>
          <table:table-cell table:formula="of:=[.B35]/[.M35]" office:value-type="float" office:value="40">
            <text:p>40</text:p>
          </table:table-cell>
          <table:table-cell table:formula="of:=[.M35]*(1/[.C35])*[.D35]"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1.6">
            <text:p>1,6</text:p>
          </table:table-cell>
          <table:table-cell table:formula="of:=[.P35]*[.Q35]" office:value-type="float" office:value="1040">
            <text:p>1040</text:p>
          </table:table-cell>
        </table:table-row>
        <table:table-row table:style-name="ro1">
          <table:table-cell office:value-type="string">
            <text:p>Sehku</text:p>
          </table:table-cell>
          <table:table-cell office:value-type="float" office:value="245">
            <text:p>24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03">
            <text:p>0,0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36]*(1/[.C36])*[.D36]" office:value-type="float" office:value="326.666666666667">
            <text:p>326,67</text:p>
          </table:table-cell>
          <table:table-cell table:formula="of:=[.I36]*[.E36]" office:value-type="float" office:value="9.8">
            <text:p>9,8</text:p>
          </table:table-cell>
          <table:table-cell table:formula="of:=[.I36]*[.F36]" office:value-type="float" office:value="228.666666666667">
            <text:p>228,67</text:p>
          </table:table-cell>
          <table:table-cell table:formula="of:=[.I36]*[.G36]" office:value-type="float" office:value="326.666666666667">
            <text:p>326,67</text:p>
          </table:table-cell>
          <table:table-cell office:value-type="float" office:value="2.6">
            <text:p>2,6</text:p>
          </table:table-cell>
          <table:table-cell table:formula="of:=[.B36]/[.M36]" office:value-type="float" office:value="94.2307692307692">
            <text:p>94,23</text:p>
          </table:table-cell>
          <table:table-cell table:formula="of:=[.M36]*(1/[.C36])*[.D36]" office:value-type="float" office:value="3.46666666666667">
            <text:p>3,47</text:p>
          </table:table-cell>
          <table:table-cell office:value-type="float" office:value="1500">
            <text:p>1500</text:p>
          </table:table-cell>
          <table:table-cell office:value-type="float" office:value="1.2">
            <text:p>1,2</text:p>
          </table:table-cell>
          <table:table-cell table:formula="of:=[.P36]*[.Q36]" office:value-type="float" office:value="1800">
            <text:p>1800</text:p>
          </table:table-cell>
        </table:table-row>
        <table:table-row table:style-name="ro1">
          <table:table-cell office:value-type="string">
            <text:p>Sahr AS</text:p>
          </table:table-cell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Normal Weapon</text:p>
          </table:table-cell>
          <table:table-cell table:formula="of:=[.B37]*(1/[.C37])*[.D37]" office:value-type="float" office:value="106.666666666667">
            <text:p>106,67</text:p>
          </table:table-cell>
          <table:table-cell table:formula="of:=[.I37]*[.E37]" office:value-type="float" office:value="42.6666666666667">
            <text:p>42,67</text:p>
          </table:table-cell>
          <table:table-cell table:formula="of:=[.I37]*[.F37]" office:value-type="float" office:value="106.666666666667">
            <text:p>106,67</text:p>
          </table:table-cell>
          <table:table-cell table:formula="of:=[.I37]*[.G37]" office:value-type="float" office:value="26.6666666666667">
            <text:p>26,67</text:p>
          </table:table-cell>
          <table:table-cell office:value-type="float" office:value="1.2">
            <text:p>1,2</text:p>
          </table:table-cell>
          <table:table-cell table:formula="of:=[.B37]/[.M37]" office:value-type="float" office:value="26.6666666666667">
            <text:p>26,67</text:p>
          </table:table-cell>
          <table:table-cell table:formula="of:=[.M37]*(1/[.C37])*[.D37]" office:value-type="float" office:value="4">
            <text:p>4</text:p>
          </table:table-cell>
          <table:table-cell office:value-type="float" office:value="770">
            <text:p>770</text:p>
          </table:table-cell>
          <table:table-cell office:value-type="float" office:value="1.3">
            <text:p>1,3</text:p>
          </table:table-cell>
          <table:table-cell table:formula="of:=[.P37]*[.Q37]" office:value-type="float" office:value="1001">
            <text:p>1001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Terran Turret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0.85">
            <text:p>0,85</text:p>
          </table:table-cell>
          <table:table-cell office:value-type="float" office:value="0.75">
            <text:p>0,75</text:p>
          </table:table-cell>
          <table:table-cell office:value-type="string">
            <text:p>Normal Weapon</text:p>
          </table:table-cell>
          <table:table-cell table:formula="of:=[.B39]*(1/[.C39])*[.D39]" office:value-type="float" office:value="35">
            <text:p>35</text:p>
          </table:table-cell>
          <table:table-cell table:formula="of:=[.I39]*[.E39]" office:value-type="float" office:value="43.75">
            <text:p>43,75</text:p>
          </table:table-cell>
          <table:table-cell table:formula="of:=[.I39]*[.F39]" office:value-type="float" office:value="29.75">
            <text:p>29,75</text:p>
          </table:table-cell>
          <table:table-cell table:formula="of:=[.I39]*[.G39]" office:value-type="float" office:value="26.25">
            <text:p>26,25</text:p>
          </table:table-cell>
          <table:table-cell office:value-type="string">
            <text:p>N/A</text:p>
          </table:table-cell>
          <table:table-cell table:formula="of:=[.B39]/[.M39]" office:value-type="float" office:value="0">
            <text:p>#VALEUR !</text:p>
          </table:table-cell>
          <table:table-cell table:formula="of:=[.M39]*(1/[.C39])*[.D39]" office:value-type="float" office:value="0">
            <text:p>#VALEUR !</text:p>
          </table:table-cell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 table:formula="of:=[.P39]*[.Q39]" office:value-type="float" office:value="1375">
            <text:p>1375</text:p>
          </table:table-cell>
        </table:table-row>
        <table:table-row table:style-name="ro1">
          <table:table-cell table:style-name="ce2" office:value-type="string">
            <text:p>Terran Huge Turret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string">
            <text:p>Normal Weapon</text:p>
          </table:table-cell>
          <table:table-cell table:formula="of:=[.B40]*(1/[.C40])*[.D40]" office:value-type="float" office:value="33.3333333333333">
            <text:p>33,33</text:p>
          </table:table-cell>
          <table:table-cell table:formula="of:=[.I40]*[.E40]" office:value-type="float" office:value="41.6666666666667">
            <text:p>41,67</text:p>
          </table:table-cell>
          <table:table-cell table:formula="of:=[.I40]*[.F40]" office:value-type="float" office:value="16.6666666666667">
            <text:p>16,67</text:p>
          </table:table-cell>
          <table:table-cell table:formula="of:=[.I40]*[.G40]" office:value-type="float" office:value="25">
            <text:p>25</text:p>
          </table:table-cell>
          <table:table-cell office:value-type="string">
            <text:p>N/A</text:p>
          </table:table-cell>
          <table:table-cell table:formula="of:=[.B40]/[.M40]" office:value-type="float" office:value="0">
            <text:p>#VALEUR !</text:p>
          </table:table-cell>
          <table:table-cell table:formula="of:=[.M40]*(1/[.C40])*[.D40]" office:value-type="float" office:value="0">
            <text:p>#VALEUR !</text:p>
          </table:table-cell>
          <table:table-cell office:value-type="float" office:value="175">
            <text:p>175</text:p>
          </table:table-cell>
          <table:table-cell office:value-type="float" office:value="12">
            <text:p>12</text:p>
          </table:table-cell>
          <table:table-cell table:formula="of:=[.P40]*[.Q40]" office:value-type="float" office:value="2100">
            <text:p>2100</text:p>
          </table:table-cell>
        </table:table-row>
        <table:table-row table:style-name="ro1">
          <table:table-cell office:value-type="string">
            <text:p>Mass Driver </text:p>
          </table:table-cell>
          <table:table-cell office:value-type="float" office:value="150">
            <text:p>150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office:value-type="string">
            <text:p>Huge Weapon</text:p>
          </table:table-cell>
          <table:table-cell table:formula="of:=[.B41]*(1/[.C41])*[.D41]" office:value-type="float" office:value="333.333333333333">
            <text:p>333,33</text:p>
          </table:table-cell>
          <table:table-cell table:formula="of:=[.I41]*[.E41]" office:value-type="float" office:value="333.333333333333">
            <text:p>333,33</text:p>
          </table:table-cell>
          <table:table-cell table:formula="of:=[.I41]*[.F41]" office:value-type="float" office:value="66.6666666666667">
            <text:p>66,67</text:p>
          </table:table-cell>
          <table:table-cell table:formula="of:=[.I41]*[.G41]" office:value-type="float" office:value="133.333333333333">
            <text:p>133,33</text:p>
          </table:table-cell>
          <table:table-cell office:value-type="string">
            <text:p>N/A</text:p>
          </table:table-cell>
          <table:table-cell table:formula="of:=[.B41]/[.M41]" office:value-type="float" office:value="0">
            <text:p>#VALEUR !</text:p>
          </table:table-cell>
          <table:table-cell table:formula="of:=[.M41]*(1/[.C41])*[.D41]" office:value-type="float" office:value="0">
            <text:p>#VALEUR !</text:p>
          </table:table-cell>
          <table:table-cell office:value-type="float" office:value="1800">
            <text:p>1800</text:p>
          </table:table-cell>
          <table:table-cell office:value-type="float" office:value="1.8">
            <text:p>1,8</text:p>
          </table:table-cell>
          <table:table-cell table:formula="of:=[.P41]*[.Q41]" office:value-type="float" office:value="3240">
            <text:p>3240</text:p>
          </table:table-cell>
        </table:table-row>
        <table:table-row table:style-name="ro1">
          <table:table-cell office:value-type="string">
            <text:p>Wraith</text:p>
          </table:table-cell>
          <table:table-cell office:value-type="float" office:value="42">
            <text:p>4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42]*(1/[.C42])*[.D42]" office:value-type="float" office:value="105">
            <text:p>105</text:p>
          </table:table-cell>
          <table:table-cell table:formula="of:=[.I42]*[.E42]" office:value-type="float" office:value="42">
            <text:p>42</text:p>
          </table:table-cell>
          <table:table-cell table:formula="of:=[.I42]*[.F42]" office:value-type="float" office:value="126">
            <text:p>126</text:p>
          </table:table-cell>
          <table:table-cell table:formula="of:=[.I42]*[.G42]" office:value-type="float" office:value="36.75">
            <text:p>36,75</text:p>
          </table:table-cell>
          <table:table-cell office:value-type="string">
            <text:p>N/A</text:p>
          </table:table-cell>
          <table:table-cell table:formula="of:=[.B42]/[.M42]" office:value-type="float" office:value="0">
            <text:p>#VALEUR !</text:p>
          </table:table-cell>
          <table:table-cell table:formula="of:=[.M42]*(1/[.C42])*[.D42]" office:value-type="float" office:value="0">
            <text:p>#VALEUR !</text:p>
          </table:table-cell>
          <table:table-cell office:value-type="float" office:value="650">
            <text:p>650</text:p>
          </table:table-cell>
          <table:table-cell office:value-type="float" office:value="2">
            <text:p>2</text:p>
          </table:table-cell>
          <table:table-cell table:formula="of:=[.P42]*[.Q42]" office:value-type="float" office:value="1300">
            <text:p>130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tandard Flak</text:p>
          </table:table-cell>
          <table:table-cell office:value-type="float" office:value="30">
            <text:p>30</text:p>
          </table:table-cell>
          <table:table-cell office:value-type="float" office:value="0.15">
            <text:p>0,15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4]*(1/[.C44])*[.D44]" office:value-type="float" office:value="200">
            <text:p>200</text:p>
          </table:table-cell>
          <table:table-cell table:formula="of:=[.I44]*[.E44]" office:value-type="float" office:value="200">
            <text:p>200</text:p>
          </table:table-cell>
          <table:table-cell table:formula="of:=[.I44]*[.F44]" office:value-type="float" office:value="200">
            <text:p>200</text:p>
          </table:table-cell>
          <table:table-cell table:formula="of:=[.I44]*[.G44]" office:value-type="float" office:value="40">
            <text:p>40</text:p>
          </table:table-cell>
          <table:table-cell office:value-type="string">
            <text:p>N/A</text:p>
          </table:table-cell>
          <table:table-cell table:formula="of:=[.B44]/[.M44]" office:value-type="float" office:value="0">
            <text:p>#VALEUR !</text:p>
          </table:table-cell>
          <table:table-cell table:formula="of:=[.M44]*(1/[.C44])*[.D44]" office:value-type="float" office:value="0">
            <text:p>#VALEUR !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P44]*[.Q44]" office:value-type="float" office:value="1050">
            <text:p>1050</text:p>
          </table:table-cell>
        </table:table-row>
        <table:table-row table:style-name="ro1">
          <table:table-cell table:style-name="ce2" office:value-type="string">
            <text:p>Heavy Flak</text:p>
          </table:table-cell>
          <table:table-cell office:value-type="float" office:value="50">
            <text:p>50</text:p>
          </table:table-cell>
          <table:table-cell office:value-type="float" office:value="1.5">
            <text:p>1,5</text:p>
          </table:table-cell>
          <table:table-cell table:number-columns-repeated="3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Normal Weapon</text:p>
          </table:table-cell>
          <table:table-cell table:formula="of:=[.B45]*(1/[.C45])*[.D45]" office:value-type="float" office:value="33.3333333333333">
            <text:p>33,33</text:p>
          </table:table-cell>
          <table:table-cell table:formula="of:=[.I45]*[.E45]" office:value-type="float" office:value="33.3333333333333">
            <text:p>33,33</text:p>
          </table:table-cell>
          <table:table-cell table:formula="of:=[.I45]*[.F45]" office:value-type="float" office:value="33.3333333333333">
            <text:p>33,33</text:p>
          </table:table-cell>
          <table:table-cell table:formula="of:=[.I45]*[.G45]" office:value-type="float" office:value="13.3333333333333">
            <text:p>13,33</text:p>
          </table:table-cell>
          <table:table-cell office:value-type="string">
            <text:p>N/A</text:p>
          </table:table-cell>
          <table:table-cell table:formula="of:=[.B45]/[.M45]" office:value-type="float" office:value="0">
            <text:p>#VALEUR !</text:p>
          </table:table-cell>
          <table:table-cell table:formula="of:=[.M45]*(1/[.C45])*[.D45]" office:value-type="float" office:value="0">
            <text:p>#VALEUR !</text:p>
          </table:table-cell>
          <table:table-cell office:value-type="float" office:value="750">
            <text:p>750</text:p>
          </table:table-cell>
          <table:table-cell office:value-type="float" office:value="1.5">
            <text:p>1,5</text:p>
          </table:table-cell>
          <table:table-cell table:formula="of:=[.P45]*[.Q45]" office:value-type="float" office:value="1125">
            <text:p>1125</text:p>
          </table:table-cell>
        </table:table-row>
        <table:table-row table:style-name="ro1">
          <table:table-cell table:style-name="ce2" office:value-type="string">
            <text:p>Long Range Flak</text:p>
          </table:table-cell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Normal Weapon</text:p>
          </table:table-cell>
          <table:table-cell table:formula="of:=[.B46]*(1/[.C46])*[.D46]" office:value-type="float" office:value="40">
            <text:p>40</text:p>
          </table:table-cell>
          <table:table-cell table:formula="of:=[.I46]*[.E46]" office:value-type="float" office:value="40">
            <text:p>40</text:p>
          </table:table-cell>
          <table:table-cell table:formula="of:=[.I46]*[.F46]" office:value-type="float" office:value="40">
            <text:p>40</text:p>
          </table:table-cell>
          <table:table-cell table:formula="of:=[.I46]*[.G46]" office:value-type="float" office:value="16">
            <text:p>16</text:p>
          </table:table-cell>
          <table:table-cell office:value-type="string">
            <text:p>N/A</text:p>
          </table:table-cell>
          <table:table-cell table:formula="of:=[.B46]/[.M46]" office:value-type="float" office:value="0">
            <text:p>#VALEUR !</text:p>
          </table:table-cell>
          <table:table-cell table:formula="of:=[.M46]*(1/[.C46])*[.D46]" office:value-type="float" office:value="0">
            <text:p>#VALEUR !</text:p>
          </table:table-cell>
          <table:table-cell office:value-type="float" office:value="750">
            <text:p>750</text:p>
          </table:table-cell>
          <table:table-cell office:value-type="float" office:value="4.2">
            <text:p>4,2</text:p>
          </table:table-cell>
          <table:table-cell table:formula="of:=[.P46]*[.Q46]" office:value-type="float" office:value="3150">
            <text:p>3150</text:p>
          </table:table-cell>
        </table:table-row>
        <table:table-row table:style-name="ro1">
          <table:table-cell office:value-type="string">
            <text:p>Light Flak</text:p>
          </table:table-cell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7]*(1/[.C47])*[.D47]" office:value-type="float" office:value="100">
            <text:p>100</text:p>
          </table:table-cell>
          <table:table-cell table:formula="of:=[.I47]*[.E47]" office:value-type="float" office:value="100">
            <text:p>100</text:p>
          </table:table-cell>
          <table:table-cell table:formula="of:=[.I47]*[.F47]" office:value-type="float" office:value="100">
            <text:p>100</text:p>
          </table:table-cell>
          <table:table-cell table:formula="of:=[.I47]*[.G47]" office:value-type="float" office:value="20">
            <text:p>20</text:p>
          </table:table-cell>
          <table:table-cell office:value-type="string">
            <text:p>N/A</text:p>
          </table:table-cell>
          <table:table-cell table:formula="of:=[.B47]/[.M47]" office:value-type="float" office:value="0">
            <text:p>#VALEUR !</text:p>
          </table:table-cell>
          <table:table-cell table:formula="of:=[.M47]*(1/[.C47])*[.D47]" office:value-type="float" office:value="0">
            <text:p>#VALEUR !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P47]*[.Q47]" office:value-type="float" office:value="1050">
            <text:p>1050</text:p>
          </table:table-cell>
        </table:table-row>
        <table:table-row table:style-name="ro1">
          <table:table-cell office:value-type="string">
            <text:p>Fast Flak</text:p>
          </table:table-cell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8]*(1/[.C48])*[.D48]" office:value-type="float" office:value="300">
            <text:p>300</text:p>
          </table:table-cell>
          <table:table-cell table:formula="of:=[.I48]*[.E48]" office:value-type="float" office:value="300">
            <text:p>300</text:p>
          </table:table-cell>
          <table:table-cell table:formula="of:=[.I48]*[.F48]" office:value-type="float" office:value="300">
            <text:p>300</text:p>
          </table:table-cell>
          <table:table-cell table:formula="of:=[.I48]*[.G48]" office:value-type="float" office:value="60">
            <text:p>60</text:p>
          </table:table-cell>
          <table:table-cell office:value-type="string">
            <text:p>N/A</text:p>
          </table:table-cell>
          <table:table-cell table:formula="of:=[.B48]/[.M48]" office:value-type="float" office:value="0">
            <text:p>#VALEUR !</text:p>
          </table:table-cell>
          <table:table-cell table:formula="of:=[.M48]*(1/[.C48])*[.D48]" office:value-type="float" office:value="0">
            <text:p>#VALEUR !</text:p>
          </table:table-cell>
          <table:table-cell office:value-type="float" office:value="900">
            <text:p>900</text:p>
          </table:table-cell>
          <table:table-cell office:value-type="float" office:value="1.5">
            <text:p>1,5</text:p>
          </table:table-cell>
          <table:table-cell table:formula="of:=[.P48]*[.Q48]" office:value-type="float" office:value="1350">
            <text:p>1350</text:p>
          </table:table-cell>
        </table:table-row>
        <table:table-row table:style-name="ro1">
          <table:table-cell office:value-type="string">
            <text:p>Advanced Flak</text:p>
          </table:table-cell>
          <table:table-cell office:value-type="float" office:value="40">
            <text:p>40</text:p>
          </table:table-cell>
          <table:table-cell office:value-type="float" office:value="0.1">
            <text:p>0,1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9]*(1/[.C49])*[.D49]" office:value-type="float" office:value="400">
            <text:p>400</text:p>
          </table:table-cell>
          <table:table-cell table:formula="of:=[.I49]*[.E49]" office:value-type="float" office:value="400">
            <text:p>400</text:p>
          </table:table-cell>
          <table:table-cell table:formula="of:=[.I49]*[.F49]" office:value-type="float" office:value="400">
            <text:p>400</text:p>
          </table:table-cell>
          <table:table-cell table:formula="of:=[.I49]*[.G49]" office:value-type="float" office:value="80">
            <text:p>80</text:p>
          </table:table-cell>
          <table:table-cell office:value-type="string">
            <text:p>N/A</text:p>
          </table:table-cell>
          <table:table-cell table:formula="of:=[.B49]/[.M49]" office:value-type="float" office:value="0">
            <text:p>#VALEUR !</text:p>
          </table:table-cell>
          <table:table-cell table:formula="of:=[.M49]*(1/[.C49])*[.D49]" office:value-type="float" office:value="0">
            <text:p>#VALEUR !</text:p>
          </table:table-cell>
          <table:table-cell office:value-type="float" office:value="900">
            <text:p>900</text:p>
          </table:table-cell>
          <table:table-cell office:value-type="float" office:value="2.3">
            <text:p>2,3</text:p>
          </table:table-cell>
          <table:table-cell table:formula="of:=[.P49]*[.Q49]" office:value-type="float" office:value="2070">
            <text:p>2070</text:p>
          </table:table-cell>
        </table:table-row>
        <table:table-row table:style-name="ro1">
          <table:table-cell office:value-type="string">
            <text:p>Suppression Flak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50]*(1/[.C50])*[.D50]" office:value-type="float" office:value="85.7142857142857">
            <text:p>85,71</text:p>
          </table:table-cell>
          <table:table-cell table:formula="of:=[.I50]*[.E50]" office:value-type="float" office:value="85.7142857142857">
            <text:p>85,71</text:p>
          </table:table-cell>
          <table:table-cell table:formula="of:=[.I50]*[.F50]" office:value-type="float" office:value="85.7142857142857">
            <text:p>85,71</text:p>
          </table:table-cell>
          <table:table-cell table:formula="of:=[.I50]*[.G50]" office:value-type="float" office:value="85.7142857142857">
            <text:p>85,71</text:p>
          </table:table-cell>
          <table:table-cell office:value-type="string">
            <text:p>N/A</text:p>
          </table:table-cell>
          <table:table-cell table:formula="of:=[.B50]/[.M50]" office:value-type="float" office:value="0">
            <text:p>#VALEUR !</text:p>
          </table:table-cell>
          <table:table-cell table:formula="of:=[.M50]*(1/[.C50])*[.D50]" office:value-type="float" office:value="0">
            <text:p>#VALEUR !</text:p>
          </table:table-cell>
          <table:table-cell office:value-type="float" office:value="850">
            <text:p>850</text:p>
          </table:table-cell>
          <table:table-cell office:value-type="float" office:value="3.8">
            <text:p>3,8</text:p>
          </table:table-cell>
          <table:table-cell table:formula="of:=[.P50]*[.Q50]" office:value-type="float" office:value="3230">
            <text:p>3230</text:p>
          </table:table-cell>
        </table:table-row>
      </table:table>
      <table:table table:name="Comparison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24/01/2014</text:date>, <text:time>20:1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4M8S</meta:editing-duration>
    <meta:editing-cycles>35</meta:editing-cycles>
    <meta:generator>LibreOffice/3.4$Win32 LibreOffice_project/340m1$Build-302</meta:generator>
    <dc:date>2014-01-24T20:10:18.75</dc:date>
    <meta:document-statistic meta:table-count="3" meta:cell-count="812" meta:object-count="0"/>
    <meta:user-defined meta:name="Info 1"/>
    <meta:user-defined meta:name="Info 2"/>
    <meta:user-defined meta:name="Info 3"/>
    <meta:user-defined meta:name="Info 4"/>
  </office:meta>
</office:document-meta>
</file>